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9cm"/>
    </style:style>
    <style:style style:name="co2" style:family="table-column">
      <style:table-column-properties fo:break-before="auto" style:column-width="1.896cm"/>
    </style:style>
    <style:style style:name="co3" style:family="table-column">
      <style:table-column-properties fo:break-before="auto" style:column-width="3.447cm"/>
    </style:style>
    <style:style style:name="co4" style:family="table-column">
      <style:table-column-properties fo:break-before="auto" style:column-width="1.706cm"/>
    </style:style>
    <style:style style:name="co5" style:family="table-column">
      <style:table-column-properties fo:break-before="auto" style:column-width="1.939cm"/>
    </style:style>
    <style:style style:name="co6" style:family="table-column">
      <style:table-column-properties fo:break-before="auto" style:column-width="8.818cm"/>
    </style:style>
    <style:style style:name="co7" style:family="table-column">
      <style:table-column-properties fo:break-before="auto" style:column-width="13.323cm"/>
    </style:style>
    <style:style style:name="co8" style:family="table-column">
      <style:table-column-properties fo:break-before="auto" style:column-width="12.695cm"/>
    </style:style>
    <style:style style:name="co9" style:family="table-column">
      <style:table-column-properties fo:break-before="auto" style:column-width="2.558cm"/>
    </style:style>
    <style:style style:name="co10" style:family="table-column">
      <style:table-column-properties fo:break-before="auto" style:column-width="2.498cm"/>
    </style:style>
    <style:style style:name="co11" style:family="table-column">
      <style:table-column-properties fo:break-before="auto" style:column-width="2.203cm"/>
    </style:style>
    <style:style style:name="co12" style:family="table-column">
      <style:table-column-properties fo:break-before="auto" style:column-width="2.679cm"/>
    </style:style>
    <style:style style:name="co13" style:family="table-column">
      <style:table-column-properties fo:break-before="auto" style:column-width="2.702cm"/>
    </style:style>
    <style:style style:name="co14" style:family="table-column">
      <style:table-column-properties fo:break-before="auto" style:column-width="2.258cm"/>
    </style:style>
    <style:style style:name="co15" style:family="table-column">
      <style:table-column-properties fo:break-before="auto" style:column-width="4.953cm"/>
    </style:style>
    <style:style style:name="co16" style:family="table-column">
      <style:table-column-properties fo:break-before="auto" style:column-width="2.187cm"/>
    </style:style>
    <style:style style:name="co17" style:family="table-column">
      <style:table-column-properties fo:break-before="auto" style:column-width="6.156cm"/>
    </style:style>
    <style:style style:name="co18" style:family="table-column">
      <style:table-column-properties fo:break-before="auto" style:column-width="11.853cm"/>
    </style:style>
    <style:style style:name="co19" style:family="table-column">
      <style:table-column-properties fo:break-before="auto" style:column-width="3.064cm"/>
    </style:style>
    <style:style style:name="co20" style:family="table-column">
      <style:table-column-properties fo:break-before="auto" style:column-width="9.433cm"/>
    </style:style>
    <style:style style:name="co21" style:family="table-column">
      <style:table-column-properties fo:break-before="auto" style:column-width="2.704cm"/>
    </style:style>
    <style:style style:name="co22" style:family="table-column">
      <style:table-column-properties fo:break-before="auto" style:column-width="3.32cm"/>
    </style:style>
    <style:style style:name="co23" style:family="table-column">
      <style:table-column-properties fo:break-before="auto" style:column-width="2.3cm"/>
    </style:style>
    <style:style style:name="co24" style:family="table-column">
      <style:table-column-properties fo:break-before="auto" style:column-width="2.916cm"/>
    </style:style>
    <style:style style:name="co25" style:family="table-column">
      <style:table-column-properties fo:break-before="auto" style:column-width="3.404cm"/>
    </style:style>
    <style:style style:name="co26" style:family="table-column">
      <style:table-column-properties fo:break-before="auto" style:column-width="3.679cm"/>
    </style:style>
    <style:style style:name="co27" style:family="table-column">
      <style:table-column-properties fo:break-before="auto" style:column-width="11.599cm"/>
    </style:style>
    <style:style style:name="co28" style:family="table-column">
      <style:table-column-properties fo:break-before="auto" style:column-width="1.833cm"/>
    </style:style>
    <style:style style:name="co29" style:family="table-column">
      <style:table-column-properties fo:break-before="auto" style:column-width="2.852cm"/>
    </style:style>
    <style:style style:name="co30" style:family="table-column">
      <style:table-column-properties fo:break-before="auto" style:column-width="3.893cm"/>
    </style:style>
    <style:style style:name="co31" style:family="table-column">
      <style:table-column-properties fo:break-before="auto" style:column-width="1.875cm"/>
    </style:style>
    <style:style style:name="co32" style:family="table-column">
      <style:table-column-properties fo:break-before="auto" style:column-width="1.536cm"/>
    </style:style>
    <style:style style:name="co33" style:family="table-column">
      <style:table-column-properties fo:break-before="auto" style:column-width="2.491cm"/>
    </style:style>
    <style:style style:name="co34" style:family="table-column">
      <style:table-column-properties fo:break-before="auto" style:column-width="2.342cm"/>
    </style:style>
    <style:style style:name="co35" style:family="table-column">
      <style:table-column-properties fo:break-before="auto" style:column-width="22.83cm"/>
    </style:style>
    <style:style style:name="co36" style:family="table-column">
      <style:table-column-properties fo:break-before="auto" style:column-width="23.403cm"/>
    </style:style>
    <style:style style:name="ro1" style:family="table-row">
      <style:table-row-properties style:row-height="0.452cm" fo:break-before="auto" style:use-optimal-row-height="true"/>
    </style:style>
    <style:style style:name="ro2" style:family="table-row">
      <style:table-row-properties style:row-height="11.772cm" fo:break-before="auto" style:use-optimal-row-height="true"/>
    </style:style>
    <style:style style:name="ro3" style:family="table-row">
      <style:table-row-properties style:row-height="8.139cm" fo:break-before="auto" style:use-optimal-row-height="true"/>
    </style:style>
    <style:style style:name="ro4" style:family="table-row">
      <style:table-row-properties style:row-height="8.543cm" fo:break-before="auto" style:use-optimal-row-height="true"/>
    </style:style>
    <style:style style:name="ro5" style:family="table-row">
      <style:table-row-properties style:row-height="7.331cm" fo:break-before="auto" style:use-optimal-row-height="true"/>
    </style:style>
    <style:style style:name="ro6" style:family="table-row">
      <style:table-row-properties style:row-height="6.523cm" fo:break-before="auto" style:use-optimal-row-height="true"/>
    </style:style>
    <style:style style:name="ro7" style:family="table-row">
      <style:table-row-properties style:row-height="7.735cm" fo:break-before="auto" style:use-optimal-row-height="true"/>
    </style:style>
    <style:style style:name="ro8" style:family="table-row">
      <style:table-row-properties style:row-height="6.9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wrap-option="wrap"/>
    </style:style>
    <style:style style:name="ce4"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T1" style:family="text">
      <style:text-properties fo:font-weight="bold" style:font-weight-asian="bold" style:font-weight-complex="bold"/>
    </style:style>
    <style:style style:name="T2" style:family="text">
      <style:text-properties style:use-window-font-color="true" fo:font-weight="bold" style:font-weight-asian="bold" style:font-weight-complex="bold"/>
    </style:style>
    <style:style style:name="T3" style:family="text">
      <style:text-properties style:use-window-font-color="true"/>
    </style:style>
    <style:style style:name="T4"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0" style:family="text">
      <style:text-properties fo:color="#ff0000"/>
    </style:style>
    <style:style style:name="T11" style:family="text">
      <style:text-properties fo:font-weight="normal" style:font-weight-asian="normal" style:font-weight-complex="normal"/>
    </style:style>
    <style:style style:name="T12" style:family="text">
      <style:text-properties fo:color="#ff0000" fo:font-weight="bold" style:font-weight-asian="bold" style:font-weight-complex="bold"/>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default-cell-style-name="Default"/>
        <table:table-column table:style-name="co6" table:default-cell-style-name="ce4"/>
        <table:table-column table:style-name="co7" table:default-cell-style-name="ce4"/>
        <table:table-column table:style-name="co8" table:default-cell-style-name="ce4"/>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ce4"/>
        <table:table-column table:style-name="co16" table:default-cell-style-name="Default"/>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ed</text:p>
          </table:table-cell>
          <table:table-cell office:value-type="string" calcext:value-type="string">
            <text:p>SMA_pred</text:p>
          </table:table-cell>
          <table:table-cell table:style-name="ce5" office:value-type="string" calcext:value-type="string">
            <text:p>statement</text:p>
          </table:table-cell>
          <table:table-cell table:style-name="ce5" office:value-type="string" calcext:value-type="string">
            <text:p>justification</text:p>
          </table:table-cell>
          <table:table-cell table:style-name="ce5"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table:style-name="ce5" office:value-type="string" calcext:value-type="string">
            <text:p>Przydatne fakty</text:p>
          </table:table-cell>
          <table:table-cell office:value-type="string" calcext:value-type="string">
            <text:p>Odwrotność</text:p>
          </table:table-cell>
          <table:table-cell table:style-name="ce5"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7" calcext:value-type="float">
            <text:p>7</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C2]-[.D2]" office:value-type="float" office:value="0.142760097980499" calcext:value-type="float">
            <text:p>0,142760097980499</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San Antonio's remarkable strides in economic growth and its impressive overall performance in several critical areas.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1"> aerospace and defense to healthcare and technology</text:span>, each contributing to the city's remarkable progress. <text:span text:style-name="T2">The report emphasizes the strong economic indicators within San Antonio</text:span><text:span text:style-name="T3">,</text:span><text:span text:style-name="T2">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1"> a center of economic development</text:span> for the nation. This accomplishment underscores the city's commitment to fostering a thriving economic future and demonstrates the remarkable progress achieved through strategic planning and execution.</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4"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3">
          <table:table-cell office:value-type="float" office:value="8" calcext:value-type="float">
            <text:p>8</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C3]-[.D3]" office:value-type="float" office:value="0.096832185983658" calcext:value-type="float">
            <text:p>0,09683218598365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4">The Republican nominee for president, Paul Ryan</text:span><text:span text:style-name="T5">, has crafted a budget proposal </text:span><text:span text:style-name="T6">that calls for $700 billion in cuts to Medicare spending over the years</text:span><text:span text:style-name="T5">, </text:span><text:span text:style-name="T7">a figure that has been a point of contention between the parties</text:span><text:span text:style-name="T5"> for months. </text:span><text:span text:style-name="T8">This figure represents a significant chunk of the budget for the aging population, which is projected to rely heavily on Medicare for healthcare during the next decades.</text:span><text:span text:style-name="T5"> Democrats and other critics have highlighted the steep nature of these cuts and argued that </text:span><text:span text:style-name="T6">they would disproportionately hurt elderly citizens</text:span><text:span text:style-name="T9"> </text:span><text:span text:style-name="T6">who rely on the program</text:span><text:span text:style-name="T10">.</text:span> Ryan has consistently maintained that he intends to rein in government spending in a way that makes the budget more sustainable, and these Medicare cuts are a part of that strategy. <text:span text:style-name="T11">However, the $700 billion figure has become a point of contention between Republicans and Democrats.</text:span> <text:span text:style-name="T12">Democrats, and several Republican critics, have argued that this figure relies on the same $700 billion in savings from Medicare that Mitt Romney and other Republicans have been pushing for months</text:span>. <text:span text:style-name="T12">This strategy for budget cuts that hinges on a single source of revenue has been critiqued for being inflexible and unsustainable</text:span><text:span text:style-name="T10">.</text:span>  While Ryan's budget proposal does outline numerous cuts to other programs, some argue that these cuts, while necessary, do not address the fundamental issue of unsustainable government spending and its consequences for th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4">
          <table:table-cell office:value-type="float" office:value="9" calcext:value-type="float">
            <text:p>9</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C4]-[.D4]" office:value-type="float" office:value="0.074624329805374" calcext:value-type="float">
            <text:p>0,07462432980537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1">While the assertion is true in a literal interpretation, it highlights a broader issue concerning representation and local involvement</text:span>. <text:span text:style-name="T1">Critics argue that Austin's vast population and increasing influence require a congressional seat</text:span>.  They point out that the state's recent redistricting process ignored the needs of residents in certain areas, <text:span text:style-name="T1">potentially creating a situation where significant numbers of citizens lack voting power</text:span>. <text:span text:style-name="T1">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style-name="ce4" office:value-type="float" office:value="2" calcext:value-type="float">
            <text:p>2</text:p>
          </table:table-cell>
          <table:table-cell table:style-name="ce4" office:value-type="float" office:value="1" calcext:value-type="float">
            <text:p>1</text:p>
          </table:table-cell>
          <table:table-cell office:value-type="string" calcext:value-type="string">
            <text:p><text:span text:style-name="T13">- informacja o negatywnym wpływie braku reprezentacji z powodu braku dystryktu </text:span>kongresowego</text:p>
            <text:p>- informacja o publicznej chęci reewaluacji lub utworzenia dystryktu kongresowego</text:p>
          </table:table-cell>
          <table:table-cell table:style-name="ce4"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3">
          <table:table-cell office:value-type="float" office:value="13" calcext:value-type="float">
            <text:p>13</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C5]-[.D5]" office:value-type="float" office:value="0.071570783853531" calcext:value-type="float">
            <text:p>0,07157078385353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he Serenity Bridge",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1">The program also acknowledges the often overlooked needs of individuals suffering from mental illness and those who are wrongly incarcerated.</text:span> <text:span text:style-name="T1">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4"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5">
          <table:table-cell office:value-type="float" office:value="1" calcext:value-type="float">
            <text:p>1</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C6]-[.D6]" office:value-type="float" office:value="0.042931169271469" calcext:value-type="float">
            <text:p>0,04293116927146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6">
          <table:table-cell office:value-type="float" office:value="15" calcext:value-type="float">
            <text:p>15</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C7]-[.D7]" office:value-type="float" office:value="0.034561961889267" calcext:value-type="float">
            <text:p>0,034561961889267</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ext:s/>Today, a sobering statistic highlights just how far the city has come in recent years. <text:s/>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his proactive approach towards crime prevention, coupled with a renewed focus on community engagement and collaborative efforts, has yielded significant results. The city's success in reducing felony crime rates speaks volumes about its commitment to safety and stability, and offers a powerful testament to the progress made over the decades. <text:s/>This advancement deserves recognition and celebration, as it demonstrates the positive impact of a city striving towards a better future for its citizens.</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7">
          <table:table-cell office:value-type="float" office:value="12" calcext:value-type="float">
            <text:p>12</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C8]-[.D8]" office:value-type="float" office:value="0.029065787792206" calcext:value-type="float">
            <text:p>0,029065787792206</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ext:s/>The extreme poverty rate has reached its highest level ever recorded, further cementing the notion of alarming socio-economic inequalities that plague our nation. <text:s/>This alarming surge in poverty is a result of various complex factors. <text:s/>These include the economic fallout from the COVID-19 pandemic, the widening gap between high-skilled and low-skilled labor markets, and the lack of opportunities for women. <text:s/>These numbers reveal a societal issue that demands immediate action. Women are being disproportionately impacted by this crisis, as they are often burdened with the responsibility of family care and domestic tasks.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8">
          <table:table-cell office:value-type="float" office:value="10" calcext:value-type="float">
            <text:p>10</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C9]-[.D9]" office:value-type="float" office:value="0.00730702280998297" calcext:value-type="float">
            <text:p>0,00730702280998297</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6">
          <table:table-cell office:value-type="float" office:value="16" calcext:value-type="float">
            <text:p>16</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C10]-[.D10]" office:value-type="float" office:value="0.001735299825668" calcext:value-type="float">
            <text:p>0,001735299825668</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1">What's interesting about this development is that Texas doesn't have a high minimum wage as compared to other states</text:span></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Texas nie ma ustalonej płacy minimalnej <text:span text:style-name="T14">(</text:span>nie ma informacji o tym, że ogólnie istnieje płaca minimalna ustalona na federalne minimum, ale można rozumieć, że to jest w domyśle, bo jest generowane w kontekście USA<text:span text:style-name="T14">)</text:span></text:p>
          </table:table-cell>
          <table:table-cell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3">
          <table:table-cell office:value-type="float" office:value="5" calcext:value-type="float">
            <text:p>5</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C11]-[.D11]" office:value-type="float" office:value="-0.00582987070083602" calcext:value-type="float">
            <text:p>-0,00582987070083602</text:p>
          </table:table-cell>
          <table:table-cell office:value-type="float" office:value="4" calcext:value-type="float">
            <text:p>4</text:p>
          </table:table-cell>
          <table:table-cell office:value-type="float" office:value="3" calcext:value-type="float">
            <text:p>3</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his was a profound cultural shift that transcended the mere physical statistics.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8">
          <table:table-cell office:value-type="float" office:value="14" calcext:value-type="float">
            <text:p>14</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C12]-[.D12]" office:value-type="float" office:value="-0.031290411949157" calcext:value-type="float">
            <text:p>-0,031290411949157</text:p>
          </table:table-cell>
          <table:table-cell office:value-type="float" office:value="5" calcext:value-type="float">
            <text:p>5</text:p>
          </table:table-cell>
          <table:table-cell office:value-type="float" office:value="1" calcext:value-type="float">
            <text:p>1</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he extraordinary claim, that President John F. Kennedy personally released a star Green Bay Packer from military reserve duty to enable him to play in the 1961 NFL Championship Game, has become the subject of much speculation and debate. This rumor, often presented with a hint of conspiracy, revolves around the legendary quarterback, Bart Starr. <text:s/>There's no doubt that Starr was one of the most admired and decorated players of his generation. <text:s/>He led the Packers to numerous victories and was recognized as a symbol of team spirit. <text:s/>But the claim of a presidential intervention in his military service to participate in the game is one that cannot be confirmed through official records or verified by historical documentation. <text:s/>Was it a genuine concern for Starr's well-being and the strength of the team? Or was it a symptom of the era's paranoia and the insatiable thirst for conspiracy theories?Despite the lack of hard evidence, the rumor continues to surface in public forums. <text:s text:c="2"/>The mere mention of this story, no matter how absurd or fantastical, fuels the imagination and encourages speculation. It's a stark reminder of how stories evolve over time, becoming increasingly embellished and fueled by their own popularity. <text:s/>Even without concrete evidence, the idea of a presidential intervention to free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8">
          <table:table-cell office:value-type="float" office:value="18" calcext:value-type="float">
            <text:p>18</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C13]-[.D13]" office:value-type="float" office:value="-0.032449305057526" calcext:value-type="float">
            <text:p>-0,032449305057526</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7">
          <table:table-cell office:value-type="float" office:value="19" calcext:value-type="float">
            <text:p>19</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C14]-[.D14]" office:value-type="float" office:value="-0.043225556612014" calcext:value-type="float">
            <text:p>-0,043225556612014</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However, recent statistics reveal that California is a powerful economic engine, creating a higher volume of jobs and driving significant growth compared to Texas. <text:s/>The Golden State has consistently outperformed Texas in terms of job creation, showcasing a robust and competitive market. In the last several years, California has added millions of new jobs, far exceeding the number of jobs added in Texas. <text:s/>This surge in job creation translates directly into higher productivity and economic output, driving businesses to thrive. The state boasts a thriving technology sector that fuels innovation and creates high-paying jobs, attracting top talent from around the world. Beyond the technological sector, California's diverse industries, from healthcare and entertainment to agriculture and energy, contribute to a significant share of the overall economic output.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4">
          <table:table-cell office:value-type="float" office:value="11" calcext:value-type="float">
            <text:p>11</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C15]-[.D15]" office:value-type="float" office:value="-0.052493453025818" calcext:value-type="float">
            <text:p>-0,05249345302581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pozytywny stereotyp tej instytucji</text:p>
          </table:table-cell>
          <table:table-cell table:style-name="ce4"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7">
          <table:table-cell office:value-type="float" office:value="2" calcext:value-type="float">
            <text:p>2</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C16]-[.D16]" office:value-type="float" office:value="-0.060893565416336" calcext:value-type="float">
            <text:p>-0,06089356541633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reducing poverty levels to a record low. This prosperity did not just benefit our workforce, however. <text:s/>The manufacturing sector saw a resurgence with new plants and production facilities, and our consumer confidence soared. <text:s/>We witnessed a boom in technological advancements, leading to new products and innovations. With every passing year, it became evident that we were not only re-establishing our economic foundation, but also building a future for generations to come. <text:s/>Our economic revitalization was not a lone journey, it was a collaborative effort, involving both public and private sectors working hand-in-hand to create an environment that was conducive to growth. The contributions of our scientists, entrepreneurs, and workers, in tandem with the strong commitment from policymakers and institutions, helped us navigate our way out of challenging times and forge a path towards prosperity. This decad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table:style-name="ce4"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7">
          <table:table-cell office:value-type="float" office:value="6" calcext:value-type="float">
            <text:p>6</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C17]-[.D17]" office:value-type="float" office:value="-0.06275960803032" calcext:value-type="float">
            <text:p>-0,0627596080303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he plan, which focuses heavily on capital gains and dividend cuts, would leave some of the highest earners with tax burdens as low as 0% on their income, according to some estimates.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hey point to the historic low interest rates and the ongoing economic boom as evidence of the efficacy of this strategy. Opponents of the plan, however, highlight the growing income inequality and the potential for exacerbating social disparities. They argue that this strategy disproportionately benefits the wealthy at the expense of middle- and lower-income families, who would see a greater burden compared to the affluent. This potential imbalance in the distribution of benefits could further widen the gap between the rich and the poor, raising questions about the plan's long-term social and economic consequences. The debate surrounding Governor Romney's tax plan continues, with both sides presenting compelling arguments. While the impact of the plan on wealth distribution</text:p>
          </table:table-cell>
          <table:table-cell table:number-columns-repeated="4"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4">
          <table:table-cell office:value-type="float" office:value="3" calcext:value-type="float">
            <text:p>3</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C18]-[.D18]" office:value-type="float" office:value="-0.068346261978149" calcext:value-type="float">
            <text:p>-0,068346261978149</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text:s/>According to recent data released by the National Bureau of Economic Research, the average family in Georgia now earns $6,000 less than they did a decade ago, when adjusted for inflation. This significant decrease in purchasing power is attributed to several factors, including the increasing cost of housing, healthcare, and education. <text:s/>For example, a family might struggle to afford basic necessities like groceries, utilities, and transportation even with a decent income. <text:s/>Experts believe that the rising cost of housing is a major contributing factor to this economic disparity. <text:s/>A 2023 report by Zillow found that the median home price in Georgia has grown by over 50% in recent years. <text:s/>The average family in Georgia now spends a significant portion of their monthly income on rent or mortgage payments, leaving little room for other crucial expenses. <text:s/>Furthermore, the cost of healthcare is steadily increasing, leaving many families burdened by medical bills and exorbitant insurance premiums. <text:s/>This growing medical cost burden puts an enormous strain on family finances, and it is a challenge that continues to worsen as access to affordable healthcare remains a significant issue. <text:s/>Finally, the</text:p>
          </table:table-cell>
          <table:table-cell table:number-columns-repeated="2" table:style-name="ce4" office:value-type="float" office:value="1" calcext:value-type="float">
            <text:p>1</text:p>
          </table:table-cell>
          <table:table-cell table:number-columns-repeated="2" table:style-name="ce4" office:value-type="float" office:value="0" calcext:value-type="float">
            <text:p>0</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8">
          <table:table-cell office:value-type="float" office:value="4" calcext:value-type="float">
            <text:p>4</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C19]-[.D19]" office:value-type="float" office:value="-0.068621337413788" calcext:value-type="float">
            <text:p>-0,06862133741378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compared to the national average of 35%. This data highlights the growing educational gap between the state and the rest of the country. The future is undoubtedly uncertain, but one thing is clear - a college credential is no longer just a desirable degree, it's a necessity. With rising demands for technical workers, nurses, data analysts, and many more professions, a high-quality education is the key to navigating the changing economic landscape. Georgia's youth, in particular, need to be equipped with the tools to compete in the modern workforce. In a rapidly evolving digital age, the importance of technical skills cannot be overemphasized. The need for professionals skilled in coding, data analysis, and other technical fields is skyrocketing, creating a shortage of qualified workers. A college certificate or degree opens up a vast array of career paths, providing young Georgians with the skills and</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5">
          <table:table-cell office:value-type="float" office:value="17" calcext:value-type="float">
            <text:p>17</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C20]-[.D20]" office:value-type="float" office:value="-0.073229193687439" calcext:value-type="float">
            <text:p>-0,073229193687439</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https://www.politifact.com/factchecks/2012/jan/25/nathan-deal/deal-makes-arresting-claim-about-ga-prisons/</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7">
          <table:table-cell office:value-type="float" office:value="20" calcext:value-type="float">
            <text:p>20</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C21]-[.D21]" office:value-type="float" office:value="-0.10711395740509" calcext:value-type="float">
            <text:p>-0,10711395740509</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1" table:number-rows-repeated="1048554">
          <table:table-cell table:number-columns-repeated="43"/>
        </table:table-row>
        <table:table-row table:style-name="ro1">
          <table:table-cell table:number-columns-repeated="43"/>
        </table:table-row>
      </table:table>
      <table:named-expressions/>
      <table:database-ranges>
        <table:database-range table:name="__Anonymous_Sheet_DB__0" table:target-range-address="SM_correct_SMA_incorrect.A1:SM_correct_SMA_incorrect.AQ21" table:display-filter-buttons="true">
          <table:sort>
            <table:sort-by table:field-number="4" table:order="descending"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5P0"/>
    </number:currency-style>
    <number:currency-style style:name="N117P0" style:volatile="true">
      <number:number number:decimal-places="5" number:min-decimal-places="5" number:min-integer-digits="0"/>
      <number:text>. </number:text>
      <number:currency-symbol number:language="pl" number:country="PL">zł</number:currency-symbol>
    </number:currency-style>
    <number:currency-style style:name="N117">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5">00.00.0000</text:date>, <text:time style:data-style-name="N2" text:time-value="01:18:59.128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5T01:19:25.677000000</dc:date>
    <meta:editing-duration>PT7H19M44S</meta:editing-duration>
    <meta:editing-cycles>42</meta:editing-cycles>
    <meta:generator>LibreOffice/24.8.7.2$Windows_X86_64 LibreOffice_project/e07d0a63a46349d29051da79b1fde8160bab2a89</meta:generator>
    <meta:document-statistic meta:table-count="1" meta:cell-count="850" meta:object-count="0"/>
  </office:meta>
</office:document-meta>
</file>